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5cm" svg:stroke-color="#6666ff" draw:marker-start-width="0.275cm" draw:marker-end-width="0.275cm" draw:fill="none" draw:textarea-vertical-align="middle" fo:padding-top="0.15cm" fo:padding-bottom="0.15cm" fo:padding-left="0.275cm" fo:padding-right="0.275cm"/>
    </style:style>
    <style:style style:name="gr2" style:family="graphic" style:parent-style-name="standard">
      <style:graphic-properties svg:stroke-width="0.05cm" svg:stroke-color="#6666ff"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3" style:family="graphic" style:parent-style-name="standard">
      <style:graphic-properties svg:stroke-width="0.05cm" svg:stroke-color="#6666ff" draw:marker-start-width="0.275cm" draw:marker-end-width="0.275cm" draw:fill="solid" draw:fill-color="#ffff99" draw:textarea-vertical-align="middle" fo:padding-top="0.15cm" fo:padding-bottom="0.15cm" fo:padding-left="0.275cm" fo:padding-right="0.275cm"/>
    </style:style>
    <style:style style:name="gr4" style:family="graphic" style:parent-style-name="standard">
      <style:graphic-properties svg:stroke-color="#000000" draw:fill="solid" draw:fill-color="#00ccff" draw:textarea-vertical-align="middle"/>
    </style:style>
    <style:style style:name="gr5" style:family="graphic" style:parent-style-name="standard">
      <style:graphic-properties svg:stroke-width="0.05cm" svg:stroke-color="#6666ff" draw:marker-start-width="0.275cm" draw:marker-end-width="0.275cm" draw:fill="solid" draw:fill-color="#33ff99" draw:textarea-horizontal-align="justify" draw:textarea-vertical-align="middle" draw:auto-grow-height="false" fo:min-height="0cm" fo:min-width="0cm" fo:padding-top="0.15cm" fo:padding-bottom="0.15cm" fo:padding-left="0.275cm" fo:padding-right="0.275cm"/>
    </style:style>
    <style:style style:name="gr6" style:family="graphic" style:parent-style-name="standard">
      <style:graphic-properties svg:stroke-width="0.05cm" svg:stroke-color="#6666ff" draw:marker-start-width="0.275cm" draw:marker-end-width="0.275cm" draw:fill="solid" draw:fill-color="#ffcc99"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svg:stroke-width="0.05cm" svg:stroke-color="#6666ff" draw:marker-start-width="0.275cm" draw:marker-end-width="0.275cm" draw:fill="solid" draw:fill-color="#ccffff" draw:textarea-horizontal-align="justify" draw:textarea-vertical-align="middle" draw:auto-grow-height="false" fo:min-height="0cm" fo:min-width="0cm" fo:padding-top="0.15cm" fo:padding-bottom="0.15cm" fo:padding-left="0.275cm" fo:padding-right="0.275cm"/>
    </style:style>
    <style:style style:name="gr8" style:family="graphic" style:parent-style-name="standard">
      <style:graphic-properties svg:stroke-width="0.05cm" svg:stroke-color="#6666ff" draw:marker-start-width="0.275cm" draw:marker-end-width="0.275cm" draw:fill="solid" draw:fill-color="#ffff99" draw:textarea-vertical-align="middle" fo:padding-top="0.15cm" fo:padding-bottom="0.15cm" fo:padding-left="0.275cm" fo:padding-right="0.275cm"/>
    </style:style>
    <style:style style:name="gr9" style:family="graphic" style:parent-style-name="standard">
      <style:graphic-properties svg:stroke-width="0.05cm" svg:stroke-color="#6666ff" draw:marker-start-width="0.275cm" draw:marker-end-width="0.275cm" draw:fill="solid" draw:fill-color="#ffff99"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10.546cm" fo:min-width="7.169cm"/>
    </style:style>
    <style:style style:name="gr11" style:family="graphic" style:parent-style-name="standard">
      <style:graphic-properties draw:stroke="none" draw:fill="none" fo:min-height="0.354cm"/>
    </style:style>
    <style:style style:name="P1" style:family="paragraph">
      <style:paragraph-properties fo:text-align="center"/>
      <style:text-properties fo:font-size="9pt" style:font-size-asian="9pt" style:font-size-complex="9pt"/>
    </style:style>
    <style:style style:name="P2" style:family="paragraph">
      <style:paragraph-properties fo:text-align="center"/>
    </style:style>
    <style:style style:name="P3" style:family="paragraph">
      <style:paragraph-properties fo:text-align="center"/>
      <style:text-properties fo:font-size="9pt" style:text-underline-style="none" style:font-size-asian="9pt" style:font-size-complex="9pt"/>
    </style:style>
    <style:style style:name="P4" style:family="paragraph">
      <style:paragraph-properties fo:text-align="center"/>
      <style:text-properties fo:font-size="9pt" style:text-underline-style="solid" style:text-underline-width="auto" style:text-underline-color="font-color" style:font-size-asian="9pt" style:font-size-complex="9pt"/>
    </style:style>
    <style:style style:name="P5" style:family="paragraph">
      <style:text-properties fo:font-size="14pt" style:font-size-asian="14pt" style:font-size-complex="14pt"/>
    </style:style>
    <style:style style:name="T1" style:family="text">
      <style:text-properties fo:font-size="9pt" style:font-size-asian="9pt" style:font-size-complex="9pt"/>
    </style:style>
    <style:style style:name="T2" style:family="text">
      <style:text-properties fo:font-size="9pt" style:text-underline-style="none" style:font-size-asian="9pt" style:font-size-complex="9pt"/>
    </style:style>
    <style:style style:name="T3" style:family="text">
      <style:text-properties fo:font-size="9pt" style:text-underline-style="solid" style:text-underline-width="auto" style:text-underline-color="font-color" style:font-size-asian="9pt" style:font-size-complex="9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331cm" svg:y1="26.102cm" svg:x2="11.13cm" svg:y2="25.2cm">
          <text:p/>
        </draw:line>
        <draw:line draw:style-name="gr1" draw:text-style-name="P1" draw:layer="layout" svg:x1="9.331cm" svg:y1="26.1cm" svg:x2="8.231cm" svg:y2="25.4cm">
          <text:p/>
        </draw:line>
        <draw:line draw:style-name="gr1" draw:text-style-name="P1" draw:layer="layout" svg:x1="13.979cm" svg:y1="28.837cm" svg:x2="14.778cm" svg:y2="27.935cm">
          <text:p/>
        </draw:line>
        <draw:line draw:style-name="gr1" draw:text-style-name="P1" draw:layer="layout" svg:x1="8.78cm" svg:y1="29.937cm" svg:x2="9.579cm" svg:y2="29.035cm">
          <text:p/>
        </draw:line>
        <draw:line draw:style-name="gr1" draw:text-style-name="P1" draw:layer="layout" svg:x1="5.28cm" svg:y1="27.935cm" svg:x2="6.079cm" svg:y2="28.837cm">
          <text:p/>
        </draw:line>
        <draw:line draw:style-name="gr1" draw:text-style-name="P1" draw:layer="layout" svg:x1="10.031cm" svg:y1="26.1cm" svg:x2="14.031cm" svg:y2="28.8cm">
          <text:p/>
        </draw:line>
        <draw:line draw:style-name="gr1" draw:text-style-name="P1" draw:layer="layout" svg:x1="6.032cm" svg:y1="28.8cm" svg:x2="10.032cm" svg:y2="26.1cm">
          <text:p/>
        </draw:line>
        <draw:line draw:style-name="gr1" draw:text-style-name="P1" draw:layer="layout" svg:x1="10.032cm" svg:y1="26.1cm" svg:x2="10.031cm" svg:y2="28.8cm">
          <text:p/>
        </draw:line>
        <draw:custom-shape draw:style-name="gr2" draw:text-style-name="P2" draw:layer="layout" svg:width="5.5cm" svg:height="2.3cm" svg:x="11.4cm" svg:y="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 draw:text-style-name="P1" draw:layer="layout" svg:x1="17.246cm" svg:y1="14.2cm" svg:x2="17.246cm" svg:y2="13.1cm">
          <text:p/>
        </draw:line>
        <draw:line draw:style-name="gr1" draw:text-style-name="P1" draw:layer="layout" svg:x1="10.746cm" svg:y1="14.2cm" svg:x2="10.746cm" svg:y2="13.1cm">
          <text:p/>
        </draw:line>
        <draw:line draw:style-name="gr1" draw:text-style-name="P1" draw:layer="layout" svg:x1="10.646cm" svg:y1="11.5cm" svg:x2="10.025cm" svg:y2="10.901cm">
          <text:p/>
        </draw:line>
        <draw:line draw:style-name="gr1" draw:text-style-name="P1" draw:layer="layout" svg:x1="16.947cm" svg:y1="11.501cm" svg:x2="16.326cm" svg:y2="10.902cm">
          <text:p/>
        </draw:line>
        <draw:line draw:style-name="gr1" draw:text-style-name="P1" draw:layer="layout" svg:x1="11.047cm" svg:y1="11.501cm" svg:x2="11.646cm" svg:y2="10.8cm">
          <text:p/>
        </draw:line>
        <draw:line draw:style-name="gr1" draw:text-style-name="P1" draw:layer="layout" svg:x1="17.448cm" svg:y1="11.502cm" svg:x2="18.047cm" svg:y2="10.801cm">
          <text:p/>
        </draw:line>
        <draw:rect draw:style-name="gr3" draw:text-style-name="P1" draw:layer="layout" svg:width="1.849cm" svg:height="0.766cm" svg:x="11.697cm" svg:y="6.3cm">
          <text:p text:style-name="P2"><text:span text:style-name="T1">Mitarbeiter</text:span></text:p>
        </draw:rect>
        <draw:rect draw:style-name="gr3" draw:text-style-name="P1" draw:layer="layout" svg:width="1.849cm" svg:height="0.766cm" svg:x="14.197cm" svg:y="6.3cm">
          <text:p text:style-name="P2"><text:span text:style-name="T1">Kurse</text:span></text:p>
        </draw:rect>
        <draw:line draw:style-name="gr1" draw:text-style-name="P1" draw:layer="layout" svg:x1="17.146cm" svg:y1="8.957cm" svg:x2="11.118cm" svg:y2="8.957cm">
          <text:p/>
        </draw:line>
        <draw:polygon draw:style-name="gr4" draw:text-style-name="P2" draw:layer="layout" svg:width="1.199cm" svg:height="0.899cm" svg:x="5.146cm" svg:y="12.2cm" svg:viewBox="0 0 1200 900" draw:points="949,0 949,400 1200,400 600,900 0,400 254,400 254,0">
          <text:p/>
        </draw:polygon>
        <draw:rect draw:style-name="gr3" draw:text-style-name="P1" draw:layer="layout" svg:width="1.849cm" svg:height="0.766cm" svg:x="9.897cm" svg:y="8.534cm">
          <text:p text:style-name="P2"><text:span text:style-name="T1">Mitarbeiter</text:span></text:p>
        </draw:rect>
        <draw:rect draw:style-name="gr3" draw:text-style-name="P1" draw:layer="layout" svg:width="1.849cm" svg:height="0.766cm" svg:x="16.297cm" svg:y="8.534cm">
          <text:p text:style-name="P2"><text:span text:style-name="T1">Kurse</text:span></text:p>
        </draw:rect>
        <draw:custom-shape draw:style-name="gr5" draw:text-style-name="P1" draw:layer="layout" svg:width="3.199cm" svg:height="0.811cm" svg:x="12.308cm" svg:y="8.552cm">
          <text:p text:style-name="P2"><text:span text:style-name="T1">teilnehmen</text:span></text:p>
          <draw:enhanced-geometry svg:viewBox="0 0 21600 21600" draw:glue-points="10800 0 0 10800 10800 21600 21600 10800" draw:text-areas="5400 5400 16200 16200" draw:type="diamond" draw:enhanced-path="M 10800 0 L 21600 10800 10800 21600 0 10800 10800 0 Z N"/>
        </draw:custom-shape>
        <draw:line draw:style-name="gr1" draw:text-style-name="P1" draw:layer="layout" svg:x1="17.147cm" svg:y1="11.758cm" svg:x2="11.119cm" svg:y2="11.758cm">
          <text:p/>
        </draw:line>
        <draw:rect draw:style-name="gr3" draw:text-style-name="P1" draw:layer="layout" svg:width="1.849cm" svg:height="0.766cm" svg:x="9.898cm" svg:y="11.335cm">
          <text:p text:style-name="P2"><text:span text:style-name="T1">Mitarbeiter</text:span></text:p>
        </draw:rect>
        <draw:rect draw:style-name="gr3" draw:text-style-name="P1" draw:layer="layout" svg:width="1.849cm" svg:height="0.766cm" svg:x="16.298cm" svg:y="11.335cm">
          <text:p text:style-name="P2"><text:span text:style-name="T1">Kurse</text:span></text:p>
        </draw:rect>
        <draw:custom-shape draw:style-name="gr5" draw:text-style-name="P1" draw:layer="layout" svg:width="3.199cm" svg:height="0.811cm" svg:x="12.309cm" svg:y="11.353cm">
          <text:p text:style-name="P2"><text:span text:style-name="T1">teilnehme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3" draw:layer="layout" svg:width="1.577cm" svg:height="0.63cm" svg:x="9.269cm" svg:y="10.285cm">
          <text:p text:style-name="P2"><text:span text:style-name="T2">Name</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1.146cm" svg:y="10.285cm">
          <text:p text:style-name="P2"><text:span text:style-name="T2">Adresse</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5.346cm" svg:y="10.285cm">
          <text:p text:style-name="P2"><text:span text:style-name="T2">Leite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7.223cm" svg:y="10.285cm">
          <text:p text:style-name="P2"><text:span text:style-name="T2">Termin</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10.346cm" svg:y1="14.201cm" svg:x2="9.246cm" svg:y2="13.3cm">
          <text:p/>
        </draw:line>
        <draw:line draw:style-name="gr1" draw:text-style-name="P1" draw:layer="layout" svg:x1="16.647cm" svg:y1="14.202cm" svg:x2="15.646cm" svg:y2="13.4cm">
          <text:p/>
        </draw:line>
        <draw:line draw:style-name="gr1" draw:text-style-name="P1" draw:layer="layout" svg:x1="11.347cm" svg:y1="14.202cm" svg:x2="12.146cm" svg:y2="13.3cm">
          <text:p/>
        </draw:line>
        <draw:line draw:style-name="gr1" draw:text-style-name="P1" draw:layer="layout" svg:x1="17.748cm" svg:y1="14.203cm" svg:x2="18.347cm" svg:y2="13.502cm">
          <text:p/>
        </draw:line>
        <draw:line draw:style-name="gr1" draw:text-style-name="P1" draw:layer="layout" svg:x1="17.147cm" svg:y1="14.459cm" svg:x2="11.119cm" svg:y2="14.459cm">
          <text:p/>
        </draw:line>
        <draw:rect draw:style-name="gr3" draw:text-style-name="P1" draw:layer="layout" svg:width="1.849cm" svg:height="0.766cm" svg:x="9.898cm" svg:y="14.036cm">
          <text:p text:style-name="P2"><text:span text:style-name="T1">Mitarbeiter</text:span></text:p>
        </draw:rect>
        <draw:rect draw:style-name="gr3" draw:text-style-name="P1" draw:layer="layout" svg:width="1.849cm" svg:height="0.766cm" svg:x="16.298cm" svg:y="14.036cm">
          <text:p text:style-name="P2"><text:span text:style-name="T1">Kurse</text:span></text:p>
        </draw:rect>
        <draw:custom-shape draw:style-name="gr5" draw:text-style-name="P1" draw:layer="layout" svg:width="3.199cm" svg:height="0.811cm" svg:x="12.309cm" svg:y="14.054cm">
          <text:p text:style-name="P2"><text:span text:style-name="T1">teilnehme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3" draw:layer="layout" svg:width="1.577cm" svg:height="0.63cm" svg:x="9.969cm" svg:y="12.786cm">
          <text:p text:style-name="P2"><text:span text:style-name="T2">Name</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1.646cm" svg:y="12.986cm">
          <text:p text:style-name="P2"><text:span text:style-name="T2">Adresse</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6.346cm" svg:y="12.786cm">
          <text:p text:style-name="P2"><text:span text:style-name="T2">Leite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8.023cm" svg:y="12.986cm">
          <text:p text:style-name="P2"><text:span text:style-name="T2">Termin</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577cm" svg:height="0.63cm" svg:x="8.269cm" svg:y="12.986cm">
          <text:p text:style-name="P2"><text:span text:style-name="T3">PN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577cm" svg:height="0.63cm" svg:x="14.669cm" svg:y="12.986cm">
          <text:p text:style-name="P2"><text:span text:style-name="T3">KN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4" draw:text-style-name="P2" draw:layer="layout" svg:width="1.199cm" svg:height="0.899cm" svg:x="5.146cm" svg:y="9.6cm" svg:viewBox="0 0 1200 900" draw:points="949,0 949,400 1200,400 600,900 0,400 254,400 254,0">
          <text:p/>
        </draw:polygon>
        <draw:polygon draw:style-name="gr4" draw:text-style-name="P2" draw:layer="layout" svg:width="1.199cm" svg:height="0.899cm" svg:x="5.146cm" svg:y="7.2cm" svg:viewBox="0 0 1200 900" draw:points="949,0 949,400 1200,400 600,900 0,400 254,400 254,0">
          <text:p/>
        </draw:polygon>
        <draw:g>
          <draw:line draw:style-name="gr1" draw:text-style-name="P1" draw:layer="layout" svg:x1="14.124cm" svg:y1="5.002cm" svg:x2="14.124cm" svg:y2="4.016cm">
            <text:p/>
          </draw:line>
          <draw:line draw:style-name="gr1" draw:text-style-name="P1" draw:layer="layout" svg:x1="15.044cm" svg:y1="4.486cm" svg:x2="13.532cm" svg:y2="4.486cm">
            <text:p/>
          </draw:line>
          <draw:line draw:style-name="gr1" draw:text-style-name="P1" draw:layer="layout" svg:x1="13.532cm" svg:y1="4.148cm" svg:x2="12.768cm" svg:y2="4.148cm">
            <text:p/>
          </draw:line>
          <draw:line draw:style-name="gr1" draw:text-style-name="P1" draw:layer="layout" svg:x1="13.532cm" svg:y1="4.747cm" svg:x2="12.768cm" svg:y2="4.747cm">
            <text:p/>
          </draw:line>
          <draw:rect draw:style-name="gr8" draw:text-style-name="P1" draw:layer="layout" svg:width="0.723cm" svg:height="0.372cm" svg:x="12.546cm" svg:y="3.973cm">
            <text:p/>
          </draw:rect>
          <draw:rect draw:style-name="gr8" draw:text-style-name="P1" draw:layer="layout" svg:width="0.723cm" svg:height="0.372cm" svg:x="12.546cm" svg:y="4.565cm">
            <text:p/>
          </draw:rect>
          <draw:custom-shape draw:style-name="gr9" draw:text-style-name="P2" draw:layer="layout" svg:width="0.723cm" svg:height="0.394cm" svg:x="13.729cm" svg:y="4.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0.723cm" svg:height="0.394cm" svg:x="13.73cm" svg:y="3.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0.723cm" svg:height="0.394cm" svg:x="13.73cm" svg:y="4.8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13.532cm" svg:y1="4.74cm" svg:x2="13.532cm" svg:y2="4.148cm">
            <text:p/>
          </draw:line>
          <draw:custom-shape draw:style-name="gr9" draw:text-style-name="P2" draw:layer="layout" svg:width="0.789cm" svg:height="0.46cm" svg:x="14.711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 draw:text-style-name="P2" draw:layer="layout" svg:width="1.199cm" svg:height="0.899cm" svg:x="5.146cm" svg:y="5.2cm" svg:viewBox="0 0 1200 900" draw:points="949,0 949,400 1200,400 600,900 0,400 254,400 254,0">
          <text:p/>
        </draw:polygon>
        <draw:frame draw:style-name="gr10" draw:text-style-name="P5" draw:layer="layout" svg:width="7.669cm" svg:height="10.796cm" svg:x="2.446cm" svg:y="4cm">
          <draw:text-box>
            <text:p><text:span text:style-name="T4">Abstecken des Problemrahmens</text:span></text:p>
            <text:p><text:span text:style-name="T4"/></text:p>
            <text:p><text:span text:style-name="T4"/></text:p>
            <text:p><text:span text:style-name="T4"/></text:p>
            <text:p><text:span text:style-name="T4">Auswahl Entitätstypen</text:span></text:p>
            <text:p><text:span text:style-name="T4"/></text:p>
            <text:p><text:span text:style-name="T4"/></text:p>
            <text:p><text:span text:style-name="T4"/></text:p>
            <text:p><text:span text:style-name="T4">Festlegen der Beziehungen</text:span></text:p>
            <text:p><text:span text:style-name="T4"/></text:p>
            <text:p><text:span text:style-name="T4"/></text:p>
            <text:p><text:span text:style-name="T4"/></text:p>
            <text:p><text:span text:style-name="T4"/></text:p>
            <text:p><text:span text:style-name="T4">Definition der Attribute</text:span></text:p>
            <text:p><text:span text:style-name="T4"/></text:p>
            <text:p><text:span text:style-name="T4"/></text:p>
            <text:p><text:span text:style-name="T4"/></text:p>
            <text:p><text:span text:style-name="T4">Definition der</text:span></text:p>
            <text:p><text:span text:style-name="T4">Identifikationsschlüssel</text:span></text:p>
          </draw:text-box>
        </draw:frame>
        <draw:line draw:style-name="gr1" draw:text-style-name="P1" draw:layer="layout" svg:x1="14.977cm" svg:y1="18.235cm" svg:x2="14.977cm" svg:y2="17.135cm">
          <text:p/>
        </draw:line>
        <draw:line draw:style-name="gr1" draw:text-style-name="P1" draw:layer="layout" svg:x1="6.577cm" svg:y1="18.235cm" svg:x2="6.577cm" svg:y2="17.135cm">
          <text:p/>
        </draw:line>
        <draw:line draw:style-name="gr1" draw:text-style-name="P1" draw:layer="layout" svg:x1="6.177cm" svg:y1="18.236cm" svg:x2="5.077cm" svg:y2="17.335cm">
          <text:p/>
        </draw:line>
        <draw:line draw:style-name="gr1" draw:text-style-name="P1" draw:layer="layout" svg:x1="14.378cm" svg:y1="18.237cm" svg:x2="13.377cm" svg:y2="17.435cm">
          <text:p/>
        </draw:line>
        <draw:line draw:style-name="gr1" draw:text-style-name="P1" draw:layer="layout" svg:x1="7.178cm" svg:y1="18.237cm" svg:x2="7.977cm" svg:y2="17.335cm">
          <text:p/>
        </draw:line>
        <draw:line draw:style-name="gr1" draw:text-style-name="P1" draw:layer="layout" svg:x1="15.479cm" svg:y1="18.238cm" svg:x2="16.078cm" svg:y2="17.537cm">
          <text:p/>
        </draw:line>
        <draw:line draw:style-name="gr1" draw:text-style-name="P1" draw:layer="layout" svg:x1="14.931cm" svg:y1="18.494cm" svg:x2="7.35cm" svg:y2="18.494cm">
          <text:p/>
        </draw:line>
        <draw:rect draw:style-name="gr3" draw:text-style-name="P1" draw:layer="layout" svg:width="1.849cm" svg:height="0.766cm" svg:x="5.729cm" svg:y="18.071cm">
          <text:p text:style-name="P2"><text:span text:style-name="T1">Mitarbeiter</text:span></text:p>
        </draw:rect>
        <draw:rect draw:style-name="gr3" draw:text-style-name="P1" draw:layer="layout" svg:width="1.849cm" svg:height="0.766cm" svg:x="14.029cm" svg:y="18.071cm">
          <text:p text:style-name="P2"><text:span text:style-name="T1">Kurse</text:span></text:p>
        </draw:rect>
        <draw:custom-shape draw:style-name="gr5" draw:text-style-name="P1" draw:layer="layout" svg:width="3.199cm" svg:height="0.811cm" svg:x="9.14cm" svg:y="18.089cm">
          <text:p text:style-name="P2"><text:span text:style-name="T1">teilnehme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3" draw:layer="layout" svg:width="1.577cm" svg:height="0.63cm" svg:x="5.8cm" svg:y="16.821cm">
          <text:p text:style-name="P2"><text:span text:style-name="T2">Name</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7.477cm" svg:y="17.021cm">
          <text:p text:style-name="P2"><text:span text:style-name="T2">Adresse</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4.077cm" svg:y="16.821cm">
          <text:p text:style-name="P2"><text:span text:style-name="T2">Leite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5.754cm" svg:y="17.021cm">
          <text:p text:style-name="P2"><text:span text:style-name="T2">Termin</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577cm" svg:height="0.63cm" svg:x="4.1cm" svg:y="17.021cm">
          <text:p text:style-name="P2"><text:span text:style-name="T3">PN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577cm" svg:height="0.63cm" svg:x="12.4cm" svg:y="17.021cm">
          <text:p text:style-name="P2"><text:span text:style-name="T3">KN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3" draw:layer="layout" svg:width="1.675cm" svg:height="0.604cm" svg:x="7.631cm" svg:y="18.5cm">
          <draw:text-box>
            <text:p text:style-name="P2"><text:span text:style-name="T2">n</text:span></text:p>
          </draw:text-box>
        </draw:frame>
        <draw:frame draw:style-name="gr11" draw:text-style-name="P3" draw:layer="layout" svg:width="1.675cm" svg:height="0.604cm" svg:x="12.256cm" svg:y="18.5cm">
          <draw:text-box>
            <text:p text:style-name="P2"><text:span text:style-name="T2">m</text:span></text:p>
          </draw:text-box>
        </draw:frame>
        <draw:line draw:style-name="gr1" draw:text-style-name="P1" draw:layer="layout" svg:x1="15.208cm" svg:y1="21.931cm" svg:x2="15.208cm" svg:y2="20.831cm">
          <text:p/>
        </draw:line>
        <draw:line draw:style-name="gr1" draw:text-style-name="P1" draw:layer="layout" svg:x1="6.808cm" svg:y1="21.931cm" svg:x2="6.808cm" svg:y2="20.831cm">
          <text:p/>
        </draw:line>
        <draw:line draw:style-name="gr1" draw:text-style-name="P1" draw:layer="layout" svg:x1="6.408cm" svg:y1="21.932cm" svg:x2="5.308cm" svg:y2="21.031cm">
          <text:p/>
        </draw:line>
        <draw:line draw:style-name="gr1" draw:text-style-name="P1" draw:layer="layout" svg:x1="14.609cm" svg:y1="21.933cm" svg:x2="13.608cm" svg:y2="21.131cm">
          <text:p/>
        </draw:line>
        <draw:line draw:style-name="gr1" draw:text-style-name="P1" draw:layer="layout" svg:x1="15.162cm" svg:y1="22.19cm" svg:x2="7.581cm" svg:y2="22.19cm">
          <text:p/>
        </draw:line>
        <draw:rect draw:style-name="gr3" draw:text-style-name="P1" draw:layer="layout" svg:width="1.849cm" svg:height="0.766cm" svg:x="5.96cm" svg:y="21.767cm">
          <text:p text:style-name="P2"><text:span text:style-name="T1">Buch</text:span></text:p>
        </draw:rect>
        <draw:rect draw:style-name="gr3" draw:text-style-name="P1" draw:layer="layout" svg:width="1.849cm" svg:height="0.766cm" svg:x="14.26cm" svg:y="21.767cm">
          <text:p text:style-name="P2"><text:span text:style-name="T1">Leser</text:span></text:p>
        </draw:rect>
        <draw:custom-shape draw:style-name="gr5" draw:text-style-name="P1" draw:layer="layout" svg:width="3.199cm" svg:height="0.811cm" svg:x="9.371cm" svg:y="21.785cm">
          <text:p text:style-name="P2"><text:span text:style-name="T1">ausleihe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3" draw:layer="layout" svg:width="1.577cm" svg:height="0.63cm" svg:x="6.031cm" svg:y="20.517cm">
          <text:p text:style-name="P2"><text:span text:style-name="T2">Titel</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4.308cm" svg:y="20.517cm">
          <text:p text:style-name="P2"><text:span text:style-name="T2">Name</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577cm" svg:height="0.63cm" svg:x="4.331cm" svg:y="20.717cm">
          <text:p text:style-name="P2"><text:span text:style-name="T3">BN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577cm" svg:height="0.63cm" svg:x="12.631cm" svg:y="20.717cm">
          <text:p text:style-name="P2"><text:span text:style-name="T3">LN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3" draw:layer="layout" svg:width="1.675cm" svg:height="0.604cm" svg:x="7.862cm" svg:y="22.196cm">
          <draw:text-box>
            <text:p text:style-name="P2"><text:span text:style-name="T2">n</text:span></text:p>
          </draw:text-box>
        </draw:frame>
        <draw:frame draw:style-name="gr11" draw:text-style-name="P3" draw:layer="layout" svg:width="1.675cm" svg:height="0.604cm" svg:x="12.487cm" svg:y="22.196cm">
          <draw:text-box>
            <text:p text:style-name="P2"><text:span text:style-name="T2">1</text:span></text:p>
          </draw:text-box>
        </draw:frame>
        <draw:rect draw:style-name="gr3" draw:text-style-name="P1" draw:layer="layout" svg:width="1.849cm" svg:height="0.766cm" svg:x="9.13cm" svg:y="25.759cm">
          <text:p text:style-name="P2"><text:span text:style-name="T1">Mitarbeiter</text:span></text:p>
        </draw:rect>
        <draw:custom-shape draw:style-name="gr5" draw:text-style-name="P1" draw:layer="layout" svg:width="1.9cm" svg:height="0.811cm" svg:x="9.083cm" svg:y="27.1cm">
          <text:p text:style-name="P1"><text:span text:style-name="T1">isa</text:span></text:p>
          <draw:enhanced-geometry svg:viewBox="0 0 21600 21600" draw:glue-points="10800 0 0 10800 10800 21600 21600 10800" draw:text-areas="5400 5400 16200 16200" draw:type="diamond" draw:enhanced-path="M 10800 0 L 21600 10800 10800 21600 0 10800 10800 0 Z N"/>
        </draw:custom-shape>
        <draw:rect draw:style-name="gr3" draw:text-style-name="P1" draw:layer="layout" svg:width="1.849cm" svg:height="0.766cm" svg:x="9.082cm" svg:y="28.459cm">
          <text:p text:style-name="P2"><text:span text:style-name="T1">Einkäufer</text:span></text:p>
        </draw:rect>
        <draw:rect draw:style-name="gr3" draw:text-style-name="P1" draw:layer="layout" svg:width="1.849cm" svg:height="0.766cm" svg:x="5.532cm" svg:y="28.459cm">
          <text:p text:style-name="P2"><text:span text:style-name="T1">Assistent</text:span></text:p>
        </draw:rect>
        <draw:rect draw:style-name="gr3" draw:text-style-name="P1" draw:layer="layout" svg:width="1.849cm" svg:height="0.766cm" svg:x="12.632cm" svg:y="28.459cm">
          <text:p text:style-name="P2"><text:span text:style-name="T1">Entwickler</text:span></text:p>
        </draw:rect>
        <draw:custom-shape draw:style-name="gr5" draw:text-style-name="P1" draw:layer="layout" svg:width="1.9cm" svg:height="0.811cm" svg:x="6.932cm" svg:y="27.1cm">
          <text:p text:style-name="P1"><text:span text:style-name="T1">is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9cm" svg:height="0.811cm" svg:x="11.232cm" svg:y="27.1cm">
          <text:p text:style-name="P1"><text:span text:style-name="T1">is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3" draw:layer="layout" svg:width="1.577cm" svg:height="0.63cm" svg:x="10.454cm" svg:y="24.9cm">
          <text:p text:style-name="P3"><text:span text:style-name="T2">Name</text:span></text:p>
          <draw:enhanced-geometry svg:viewBox="0 0 21600 21600" draw:path-stretchpoint-x="10800" draw:path-stretchpoint-y="10800" draw:text-areas="?f3 ?f4 ?f5 ?f6" draw:mirror-horizontal="false" draw:mirror-vertical="false"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577cm" svg:height="0.63cm" svg:x="7.231cm" svg:y="25.1cm">
          <text:p text:style-name="P4"><text:span text:style-name="T3">PersNr</text:span></text:p>
          <draw:enhanced-geometry svg:viewBox="0 0 21600 21600" draw:path-stretchpoint-x="10800" draw:path-stretchpoint-y="10800" draw:text-areas="?f3 ?f4 ?f5 ?f6"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14.254cm" svg:y="27.6cm">
          <text:p text:style-name="P3"><text:span text:style-name="T2">Tools</text:span></text:p>
          <draw:enhanced-geometry svg:viewBox="0 0 21600 21600" draw:path-stretchpoint-x="10800" draw:path-stretchpoint-y="10800" draw:text-areas="?f3 ?f4 ?f5 ?f6" draw:mirror-horizontal="false" draw:mirror-vertical="false"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7.931cm" svg:y="29.57cm">
          <text:p text:style-name="P3"><text:span text:style-name="T2">Kunden</text:span></text:p>
          <draw:enhanced-geometry svg:viewBox="0 0 21600 21600" draw:path-stretchpoint-x="10800" draw:path-stretchpoint-y="10800" draw:text-areas="?f3 ?f4 ?f5 ?f6" draw:mirror-horizontal="false" draw:mirror-vertical="false"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577cm" svg:height="0.63cm" svg:x="4.431cm" svg:y="27.37cm">
          <text:p text:style-name="P3"><text:span text:style-name="T2">Sprachen</text:span></text:p>
          <draw:enhanced-geometry svg:viewBox="0 0 21600 21600" draw:path-stretchpoint-x="10800" draw:path-stretchpoint-y="10800" draw:text-areas="?f3 ?f4 ?f5 ?f6" draw:mirror-horizontal="false" draw:mirror-vertical="false" draw:type="round-rectangle" draw:modifiers="9450.963597430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man </meta:initial-creator>
    <meta:creation-date>2019-02-07T19:42:58.63</meta:creation-date>
    <dc:date>2019-03-20T00:09:42.93</dc:date>
    <dc:creator>Roman </dc:creator>
    <meta:editing-duration>PT3H41M18S</meta:editing-duration>
    <meta:editing-cycles>11</meta:editing-cycles>
    <meta:generator>OpenOffice/4.1.5$Win32 OpenOffice.org_project/415m1$Build-9789</meta:generator>
    <meta:document-statistic meta:object-count="104"/>
  </office:meta>
</office:document-meta>
</file>